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P3" style:family="paragraph"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4.445cm" svg:x="0.63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24cm" svg:height="3.81cm" svg:x="0.635cm" svg:y="0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2.54cm" svg:x="1.27cm" svg:y="6.35cm">
          <text:p text:style-name="P2"><text:span text:style-name="T1">State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2.54cm" svg:height="2.54cm" svg:x="5.08cm" svg:y="6.35cm">
          <text:p text:style-name="P2"><text:span text:style-name="T1">Stat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54cm" svg:x="8.89cm" svg:y="6.35cm">
          <text:p text:style-name="P2"><text:span text:style-name="T1">State 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2.54cm" svg:height="2.54cm" svg:x="12.7cm" svg:y="6.35cm">
          <text:p text:style-name="P2"><text:span text:style-name="T1">State 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2.54cm" svg:height="2.54cm" svg:x="3.175cm" svg:y="1.27cm">
          <text:p text:style-name="P2"><text:span text:style-name="T1">Percept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2.54cm" svg:height="2.54cm" svg:x="10.795cm" svg:y="1.27cm">
          <text:p text:style-name="P2"><text:span text:style-name="T1">Percept 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2.54cm" svg:y1="6.35cm" svg:x2="4.445cm" svg:y2="3.81cm">
          <text:p/>
        </draw:line>
        <draw:line draw:style-name="gr4" draw:text-style-name="P1" draw:layer="layout" svg:x1="6.35cm" svg:y1="6.35cm" svg:x2="4.445cm" svg:y2="3.81cm">
          <text:p/>
        </draw:line>
        <draw:line draw:style-name="gr4" draw:text-style-name="P1" draw:layer="layout" svg:x1="10.16cm" svg:y1="6.35cm" svg:x2="12.065cm" svg:y2="3.81cm">
          <text:p/>
        </draw:line>
        <draw:line draw:style-name="gr4" draw:text-style-name="P1" draw:layer="layout" svg:x1="13.97cm" svg:y1="6.35cm" svg:x2="12.065cm" svg:y2="3.81cm">
          <text:p/>
        </draw:line>
        <draw:frame draw:style-name="gr5" draw:text-style-name="P3" draw:layer="layout" svg:width="3.47cm" svg:height="0.954cm" svg:x="6.557cm" svg:y="2.07cm">
          <draw:text-box>
            <text:p><text:span text:style-name="T1">Perceptions</text:span></text:p>
          </draw:text-box>
        </draw:frame>
        <draw:frame draw:style-name="gr5" draw:text-style-name="P3" draw:layer="layout" svg:width="5.26cm" svg:height="0.954cm" svg:x="5.59cm" svg:y="8.99cm">
          <draw:text-box>
            <text:p><text:span text:style-name="T1">Environment St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1cm" fo:page-height="10.7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20T15:24:20</meta:creation-date>
    <dc:date>2011-06-20T18:00:05</dc:date>
    <dc:creator>Bo Morgan</dc:creator>
    <meta:editing-duration>PT02H20M35S</meta:editing-duration>
    <meta:editing-cycles>5</meta:editing-cycles>
    <meta:generator>OpenOffice.org/3.2$Linux OpenOffice.org_project/320m19$Build-9505</meta:generator>
    <meta:document-statistic meta:object-count="14"/>
  </office:meta>
</office:document-meta>
</file>